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.12" calcext:value-type="float">
            <text:p>1.1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2.24" calcext:value-type="float">
            <text:p>2.2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4.49" calcext:value-type="float">
            <text:p>4.49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8.97" calcext:value-type="float">
            <text:p>8.9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7.94" calcext:value-type="float">
            <text:p>17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.12" calcext:value-type="float">
            <text:p>1.1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2.24" calcext:value-type="float">
            <text:p>2.2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4.49" calcext:value-type="float">
            <text:p>4.49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8.97" calcext:value-type="float">
            <text:p>8.9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7.94" calcext:value-type="float">
            <text:p>17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.12" calcext:value-type="float">
            <text:p>1.1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2.24" calcext:value-type="float">
            <text:p>2.2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4.49" calcext:value-type="float">
            <text:p>4.49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8.97" calcext:value-type="float">
            <text:p>8.9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7.94" calcext:value-type="float">
            <text:p>17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0.56" calcext:value-type="float">
            <text:p>0.56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.12" calcext:value-type="float">
            <text:p>1.12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2.24" calcext:value-type="float">
            <text:p>2.2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4.49" calcext:value-type="float">
            <text:p>4.49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8.97" calcext:value-type="float">
            <text:p>8.9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 Молоко</text:p>
          </table:table-cell>
          <table:table-cell table:style-name="ce5" office:value-type="float" office:value="17.94" calcext:value-type="float">
            <text:p>17.9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17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Отсутствует проба 16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22:21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4S</meta:editing-duration>
    <meta:editing-cycles>5</meta:editing-cycles>
    <meta:generator>LibreOffice/5.2.7.2$Windows_x86 LibreOffice_project/2b7f1e640c46ceb28adf43ee075a6e8b8439ed10</meta:generator>
    <dc:date>2018-09-24T16:33:47.311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